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58000001D5934DC0DE.png" manifest:media-type="image/png"/>
  <manifest:file-entry manifest:full-path="Pictures/1000000100000258000001D56C516D5A.png" manifest:media-type="image/png"/>
  <manifest:file-entry manifest:full-path="Pictures/1000000100000258000001D5A1271F0B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0.703cm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in-height="1.423cm" loext:decorative="false"/>
      <style:paragraph-properties style:writing-mode="lr-tb"/>
    </style:style>
    <style:style style:name="P1" style:family="paragraph">
      <style:paragraph-properties fo:text-align="center"/>
      <style:text-properties fo:font-weight="bold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0.837cm" svg:height="8.471cm" svg:x="0.958cm" svg:y="1cm">
          <draw:image xlink:href="Pictures/1000000100000258000001D5A1271F0B.png" xlink:type="simple" xlink:show="embed" xlink:actuate="onLoad" draw:mime-type="image/png">
            <text:p/>
          </draw:image>
        </draw:frame>
        <draw:frame draw:style-name="gr2" draw:text-style-name="P3" draw:layer="layout" svg:width="9.525cm" svg:height="0.962cm" svg:x="2.27cm" svg:y="9.563cm">
          <draw:text-box>
            <text:p text:style-name="P2">Categorical cross-entropy</text:p>
          </draw:text-box>
        </draw:frame>
        <draw:frame draw:style-name="gr1" draw:text-style-name="P2" draw:layer="layout" svg:width="11.113cm" svg:height="8.686cm" svg:x="15.922cm" svg:y="1cm">
          <draw:image xlink:href="Pictures/1000000100000258000001D56C516D5A.png" xlink:type="simple" xlink:show="embed" xlink:actuate="onLoad" draw:mime-type="image/png">
            <text:p/>
          </draw:image>
        </draw:frame>
        <draw:frame draw:style-name="gr2" draw:text-style-name="P3" draw:layer="layout" svg:width="9.842cm" svg:height="0.962cm" svg:x="17.098cm" svg:y="9.563cm">
          <draw:text-box>
            <text:p text:style-name="P2">Binary cross-entropy</text:p>
          </draw:text-box>
        </draw:frame>
        <draw:frame draw:style-name="gr3" draw:text-style-name="P3" draw:layer="layout" svg:width="10.16cm" svg:height="1.673cm" svg:x="9.572cm" svg:y="19.329cm">
          <draw:text-box>
            <text:p>Sparse categorical cross-entropy</text:p>
          </draw:text-box>
        </draw:frame>
        <draw:frame draw:style-name="gr1" draw:text-style-name="P2" draw:layer="layout" svg:width="10.836cm" svg:height="8.47cm" svg:x="8.579cm" svg:y="11.16cm">
          <draw:image xlink:href="Pictures/1000000100000258000001D5934DC0DE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3-09T10:36:01.451334704</meta:creation-date>
    <dc:date>2026-03-09T10:44:54.314827793</dc:date>
    <meta:editing-duration>PT8M50S</meta:editing-duration>
    <meta:editing-cycles>8</meta:editing-cycles>
    <meta:generator>LibreOffice/25.8.5.2$Linux_X86_64 LibreOffice_project/580$Build-2</meta:generator>
    <meta:document-statistic meta:object-count="6"/>
  </office:meta>
</office:document-meta>
</file>